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50000005BD66ED95085C25154.png" manifest:media-type="image/png"/>
  <manifest:file-entry manifest:full-path="Pictures/10000201000000750000005BA836651D7CA5BB27.png" manifest:media-type="image/png"/>
  <manifest:file-entry manifest:full-path="Pictures/10000201000000750000005BCD49BC01A3D3DCF3.png" manifest:media-type="image/png"/>
  <manifest:file-entry manifest:full-path="Pictures/10000201000007800000043882D9955C5A6A507F.png" manifest:media-type="image/png"/>
  <manifest:file-entry manifest:full-path="Pictures/10000201000000750000005B5A52BFA4555E4911.png" manifest:media-type="image/png"/>
  <manifest:file-entry manifest:full-path="Pictures/100000000000078000000438BD1E6B6F0CF47C74.jpg" manifest:media-type="image/jpeg"/>
  <manifest:file-entry manifest:full-path="Pictures/10000201000001700000005B36601FC8B3D281FA.png" manifest:media-type="image/png"/>
  <manifest:file-entry manifest:full-path="Pictures/10000201000000750000005BE9CE7BFDBFBD2515.png" manifest:media-type="image/png"/>
  <manifest:file-entry manifest:full-path="Pictures/10000201000000750000005B6F74567427EE4BA2.png" manifest:media-type="image/png"/>
  <manifest:file-entry manifest:full-path="Pictures/100002010000078000000438D5C6D15A1B3F68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Garamond1" svg:font-family="Garamond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44cm" svg:stroke-color="#000000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Section_20_Head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ection_20_Header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6" style:family="presentation" style:parent-style-name="Section_20_Header-notes">
      <style:graphic-properties draw:fill-color="#ffffff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Section_20_Heade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Content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Content_20_with_20_Caption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13" style:family="presentation" style:parent-style-name="Content_20_with_20_Captio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4" style:family="presentation" style:parent-style-name="Content_20_with_20_Caption-notes">
      <style:graphic-properties draw:fill-color="#ffffff" fo:min-height="13.364cm"/>
    </style:style>
    <style:style style:name="pr15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16" style:family="presentation" style:parent-style-name="Content_20_with_20_Caption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17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Two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9" style:family="presentation" style:parent-style-name="Two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48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.794cm" fo:margin-right="0cm" fo:margin-top="0.169cm" fo:margin-bottom="0.212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13cm" fo:margin-bottom="0.212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3" style:family="paragraph">
      <style:paragraph-properties fo:margin-left="0.794cm" fo:margin-right="0cm" fo:margin-top="0.141cm" fo:margin-bottom="0.212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169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Garamond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ramond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Garamon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262626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Garamon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Garamond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262626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262626" style:text-line-through-style="none" style:text-line-through-type="none" style:text-position="0% 100%" style:font-name="Garamond1" fo:font-size="32pt" fo:letter-spacing="normal" fo:font-style="normal" style:text-underline-style="none" fo:font-weight="normal" style:font-name-asian="Garamond1" style:font-size-asian="32pt" style:font-style-asian="normal" style:font-weight-asian="normal" style:font-name-complex="Garamond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18.931cm" svg:height="4.209cm" svg:x="6.037cm" svg:y="5.198cm" presentation:class="title" presentation:user-transformed="true">
          <draw:text-box>
            <text:p text:style-name="P1"><text:span text:style-name="T1">CRIPT</text:span></text:p>
          </draw:text-box>
        </draw:frame>
        <draw:frame draw:name="Subtitle 2" presentation:style-name="pr2" draw:text-style-name="P4" draw:layer="layout" svg:width="18.931cm" svg:height="3.668cm" svg:x="7.479cm" svg:y="10.16cm" presentation:class="subtitl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>Av Jimmy Björnholm och Filip Eriksson</text:span></text:p>
          </draw:text-box>
        </draw:frame>
        <draw:custom-shape draw:name="Plus Sign 4" draw:style-name="gr1" draw:text-style-name="P5" draw:layer="layout" svg:width="2.539cm" svg:height="2.539cm" svg:x="18.966cm" svg:y="6.848cm">
          <text:p/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Plus Sign 5" draw:style-name="gr1" draw:text-style-name="P5" draw:layer="layout" svg:width="2.539cm" svg:height="2.539cm" svg:x="21.083cm" svg:y="6.848cm">
          <text:p/>
          <draw:enhanced-geometry draw:mirror-horizontal="false" draw:mirror-vertical="false" svg:viewBox="0 0 0 0" draw:text-areas="?f6 ?f12 ?f9 ?f13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kgrund" draw:style-name="dp1" draw:master-page-name="Section_20_Header">
        <office:forms form:automatic-focus="false" form:apply-design-mode="false"/>
        <draw:frame draw:name="Title 1" presentation:style-name="pr4" draw:text-style-name="P7" draw:layer="layout" svg:width="22.662cm" svg:height="5.062cm" svg:x="5.597cm" svg:y="4.868cm" presentation:class="title" presentation:user-transformed="true">
          <draw:text-box>
            <text:p text:style-name="P1"><text:span text:style-name="T3">Bakgrund</text:span></text:p>
          </draw:text-box>
        </draw:frame>
        <draw:frame draw:name="Text Placeholder 2" presentation:style-name="pr5" draw:text-style-name="P8" draw:layer="layout" svg:width="22.662cm" svg:height="2.651cm" svg:x="5.597cm" svg:y="10.68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kgrund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7" draw:layer="layout" svg:width="26.669cm" svg:height="3.621cm" svg:x="3.598cm" svg:y="2.728cm" presentation:class="title" presentation:user-transformed="true">
          <draw:text-box>
            <text:p text:style-name="P1"><text:span text:style-name="T3">Bakgrund</text:span></text:p>
          </draw:text-box>
        </draw:frame>
        <draw:frame draw:name="Content Placeholder 2" presentation:style-name="pr8" draw:text-style-name="P8" draw:layer="layout" svg:width="26.669cm" svg:height="9.218cm" svg:x="3.598cm" svg:y="7.103cm" presentation:class="outline" presentation:user-transformed="true">
          <draw:text-box>
            <text:list text:style-name="L2">
              <text:list-item>
                <text:p text:style-name="P9"><text:span text:style-name="T4">Javascript 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Målgrupp</text:span></text:p>
              </text:list-item>
            </text:list>
            <text:p text:style-name="P9"><text:span text:style-name="T4"/></text:p>
            <text:list text:continue-numbering="true" text:style-name="L2">
              <text:list-item>
                <text:p text:style-name="P9"><text:span text:style-name="T4">Desig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" draw:style-name="dp1" draw:master-page-name="Section_20_Header">
        <office:forms form:automatic-focus="false" form:apply-design-mode="false"/>
        <draw:frame draw:name="Title 1" presentation:style-name="pr4" draw:text-style-name="P7" draw:layer="layout" svg:width="22.662cm" svg:height="5.062cm" svg:x="5.597cm" svg:y="4.868cm" presentation:class="title" presentation:user-transformed="true">
          <draw:text-box>
            <text:p text:style-name="P1"><text:span text:style-name="T3">Implementation</text:span></text:p>
          </draw:text-box>
        </draw:frame>
        <draw:frame draw:name="Text Placeholder 2" presentation:style-name="pr10" draw:text-style-name="P8" draw:layer="layout" svg:width="22.662cm" svg:height="2.651cm" svg:x="5.597cm" svg:y="10.68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ation" draw:style-name="dp1" draw:master-page-name="Content_20_with_20_Caption">
        <office:forms form:automatic-focus="false" form:apply-design-mode="false"/>
        <draw:frame draw:name="Title 1" presentation:style-name="pr11" draw:text-style-name="P8" draw:layer="layout" svg:width="10.328cm" svg:height="3.809cm" svg:x="3.594cm" svg:y="3.857cm" presentation:class="title" presentation:user-transformed="true">
          <draw:text-box>
            <text:p text:style-name="P1"><text:span text:style-name="T4">Implementation</text:span></text:p>
          </draw:text-box>
        </draw:frame>
        <draw:frame draw:name="Content Placeholder 2" presentation:style-name="pr12" draw:text-style-name="P8" draw:layer="layout" svg:width="15.192cm" svg:height="13.593cm" svg:x="15.052cm" svg:y="2.728cm" presentation:class="outline" presentation:user-transformed="true">
          <draw:text-box>
            <text:p text:style-name="P10"><text:span text:style-name="T5">class</text:span><text:span text:style-name="T6"> </text:span><text:span text:style-name="T5">BOOL_C</text:span><text:span text:style-name="T6"><text:tab/></text:span></text:p>
            <text:p text:style-name="P10"><text:span text:style-name="T5">  </text:span><text:span text:style-name="T5">attr_accessor</text:span><text:span text:style-name="T6"> :value,:type  </text:span></text:p>
            <text:p text:style-name="P10"><text:span text:style-name="T5">  </text:span><text:span text:style-name="T5">def</text:span><text:span text:style-name="T6"> </text:span><text:span text:style-name="T5">initialize</text:span><text:span text:style-name="T6">(value)</text:span></text:p>
            <text:p text:style-name="P10"><text:span text:style-name="T5">     </text:span><text:span text:style-name="T5">If</text:span><text:span text:style-name="T6"> value </text:span><text:span text:style-name="T5">==</text:span><text:span text:style-name="T6"> </text:span><text:span text:style-name="T5">true</text:span><text:span text:style-name="T6"> or value </text:span><text:span text:style-name="T5">==</text:span><text:span text:style-name="T6"> </text:span><text:span text:style-name="T5">false</text:span><text:span text:style-name="T6"><text:tab/></text:span></text:p>
            <text:p text:style-name="P10"><text:span text:style-name="T6">         </text:span><text:span text:style-name="T6">@value </text:span><text:span text:style-name="T5">=</text:span><text:span text:style-name="T6"> value</text:span></text:p>
            <text:p text:style-name="P10"><text:span text:style-name="T6"><text:tab/></text:span><text:span text:style-name="T6"><text:tab/></text:span><text:span text:style-name="T5">else</text:span><text:span text:style-name="T6"><text:tab/></text:span></text:p>
            <text:p text:style-name="P10"><text:span text:style-name="T5">         </text:span><text:span text:style-name="T5">raise </text:span><text:span text:style-name="T6">TypeError</text:span><text:span text:style-name="T6"><text:tab/></text:span></text:p>
            <text:p text:style-name="P10"><text:span text:style-name="T5">    </text:span><text:span text:style-name="T5">end</text:span></text:p>
            <text:p text:style-name="P10"><text:span text:style-name="T6">    </text:span><text:span text:style-name="T6">@type </text:span><text:span text:style-name="T5">=</text:span><text:span text:style-name="T6"> :BOOL</text:span><text:span text:style-name="T6"><text:tab/></text:span></text:p>
            <text:p text:style-name="P10"><text:span text:style-name="T5">  </text:span><text:span text:style-name="T5">end</text:span></text:p>
            <text:p text:style-name="P10"><text:span text:style-name="T5">  </text:span><text:span text:style-name="T5">def</text:span><text:span text:style-name="T6"> </text:span><text:span text:style-name="T5">val</text:span><text:span text:style-name="T6">()</text:span><text:span text:style-name="T6"><text:tab/></text:span></text:p>
            <text:p text:style-name="P10"><text:span text:style-name="T5">    </text:span><text:span text:style-name="T5">return</text:span><text:span text:style-name="T6"> self</text:span><text:span text:style-name="T6"><text:tab/></text:span></text:p>
            <text:p text:style-name="P10"><text:span text:style-name="T5">  </text:span><text:span text:style-name="T5">end</text:span></text:p>
            <text:p text:style-name="P10"><text:span text:style-name="T5">end</text:span></text:p>
          </draw:text-box>
        </draw:frame>
        <draw:frame draw:name="Text Placeholder 3" presentation:style-name="pr13" draw:text-style-name="P12" draw:layer="layout" svg:width="10.328cm" svg:height="6.772cm" svg:x="3.594cm" svg:y="8.42cm" presentation:class="outline" presentation:user-transformed="true">
          <draw:text-box>
            <text:list text:style-name="L2">
              <text:list-item>
                <text:p text:style-name="P11"><text:span text:style-name="T7">Implementerat med hjälp av rdparse och klasser.</text:span></text:p>
              </text:list-item>
              <text:list-item>
                <text:p text:style-name="P11"><text:span text:style-name="T8">Alla klasser har en metod val()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r" draw:style-name="dp1" draw:master-page-name="Content_20_with_20_Caption">
        <office:forms form:automatic-focus="false" form:apply-design-mode="false"/>
        <draw:frame draw:name="Title 1" presentation:style-name="pr11" draw:text-style-name="P8" draw:layer="layout" svg:width="10.328cm" svg:height="3.809cm" svg:x="3.594cm" svg:y="3.857cm" presentation:class="title" presentation:user-transformed="true">
          <draw:text-box>
            <text:p text:style-name="P1"><text:span text:style-name="T9">Typer</text:span></text:p>
          </draw:text-box>
        </draw:frame>
        <draw:frame draw:name="Content Placeholder 2" presentation:style-name="pr12" draw:text-style-name="P8" draw:layer="layout" svg:width="15.192cm" svg:height="13.593cm" svg:x="15.052cm" svg:y="2.728cm" presentation:class="outline" presentation:user-transformed="true">
          <draw:text-box>
            <text:p text:style-name="P13"><text:span text:style-name="T10">Integer a = 33;</text:span></text:p>
            <text:p text:style-name="P13"><text:span text:style-name="T10">=&gt; 33</text:span></text:p>
            <text:p text:style-name="P13"><text:span text:style-name="T10">Float b = 34.3225;</text:span></text:p>
            <text:p text:style-name="P13"><text:span text:style-name="T10">=&gt; 34.3225</text:span></text:p>
            <text:p text:style-name="P13"><text:span text:style-name="T10">String c = "Hello World";</text:span></text:p>
            <text:p text:style-name="P13"><text:span text:style-name="T10">=&gt; Hello World</text:span></text:p>
            <text:p text:style-name="P13"><text:span text:style-name="T10">Bool d = True;</text:span></text:p>
            <text:p text:style-name="P13"><text:span text:style-name="T10">=&gt; true</text:span></text:p>
            <text:p text:style-name="P13"><text:span text:style-name="T10">Array&lt;Integer&gt; e = [1, 2, 3, 4];</text:span></text:p>
            <text:p text:style-name="P13"><text:span text:style-name="T10">=&gt; [1, 2, 3, 4]</text:span></text:p>
            <text:p text:style-name="P13"><text:span text:style-name="T10">//Jag är en kommentar</text:span></text:p>
          </draw:text-box>
        </draw:frame>
        <draw:frame draw:name="Text Placeholder 3" presentation:style-name="pr15" draw:text-style-name="P12" draw:layer="layout" svg:width="10.328cm" svg:height="6.772cm" svg:x="3.594cm" svg:y="8.42cm" presentation:class="outline" presentation:user-transformed="true">
          <draw:text-box>
            <text:list text:style-name="L2">
              <text:list-item>
                <text:p text:style-name="P11"><text:span text:style-name="T7">Integer - Ett heltal.</text:span></text:p>
              </text:list-item>
              <text:list-item>
                <text:p text:style-name="P11"><text:span text:style-name="T7">Float - Ett Flyttal. </text:span></text:p>
              </text:list-item>
              <text:list-item>
                <text:p text:style-name="P11"><text:span text:style-name="T7">String - En sträng av bokstäver.</text:span></text:p>
              </text:list-item>
              <text:list-item>
                <text:p text:style-name="P11"><text:span text:style-name="T7">Bool - Sanningsvärde(True eller False).</text:span></text:p>
              </text:list-item>
              <text:list-item>
                <text:p text:style-name="P11"><text:span text:style-name="T7">Array - Är en behållare för typer som finns i språket.</text:span></text:p>
              </text:list-item>
              <text:list-item>
                <text:p text:style-name="P11"><text:span text:style-name="T7">// - Kommentar.</text:span></text:p>
              </text:list-item>
            </text:list>
            <text:p text:style-name="P11"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un('file')" draw:style-name="dp1" draw:master-page-name="Content_20_with_20_Caption">
        <office:forms form:automatic-focus="false" form:apply-design-mode="false"/>
        <draw:frame draw:name="Title 1" presentation:style-name="pr11" draw:text-style-name="P8" draw:layer="layout" svg:width="10.328cm" svg:height="3.809cm" svg:x="3.594cm" svg:y="3.857cm" presentation:class="title" presentation:user-transformed="true">
          <draw:text-box>
            <text:p text:style-name="P1"><text:span text:style-name="T9">Run('file')</text:span></text:p>
          </draw:text-box>
        </draw:frame>
        <draw:frame draw:name="Content Placeholder 2" presentation:style-name="pr12" draw:text-style-name="P8" draw:layer="layout" svg:width="15.192cm" svg:height="13.593cm" svg:x="15.052cm" svg:y="2.728cm" presentation:class="outline" presentation:user-transformed="true">
          <draw:text-box>
            <text:p text:style-name="P13"><text:span text:style-name="T10">Run("get_integer.cript");</text:span></text:p>
            <text:p text:style-name="P13"><text:span text:style-name="T10">=&gt; 3</text:span></text:p>
            <text:p text:style-name="P13"><text:span text:style-name="T10">Integer result = Run("get_integer.cript");</text:span></text:p>
            <text:p text:style-name="P13"><text:span text:style-name="T10">=&gt; 3</text:span></text:p>
          </draw:text-box>
        </draw:frame>
        <draw:frame draw:name="Text Placeholder 3" presentation:style-name="pr13" draw:text-style-name="P12" draw:layer="layout" svg:width="10.328cm" svg:height="6.772cm" svg:x="3.594cm" svg:y="8.42cm" presentation:class="outline" presentation:user-transformed="true">
          <draw:text-box>
            <text:list text:style-name="L2">
              <text:list-item>
                <text:p text:style-name="P11"><text:span text:style-name="T7">Kör ett annat script.</text:span></text:p>
              </text:list-item>
              <text:list-item>
                <text:p text:style-name="P11"><text:span text:style-name="T7">Returvärdet blir vad det andra scriptet returnerar.</text:span></text:p>
              </text:list-item>
              <text:list-item>
                <text:p text:style-name="P11"><text:span text:style-name="T7">'file' är sökvägen till scriptet</text:span></text:p>
              </text:list-item>
            </text:list>
            <text:p text:style-name="P11"><text:span text:style-name="T7"/></text:p>
            <text:p text:style-name="P11"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ait(x)" draw:style-name="dp1" draw:master-page-name="Content_20_with_20_Caption">
        <office:forms form:automatic-focus="false" form:apply-design-mode="false"/>
        <draw:frame draw:name="Title 1" presentation:style-name="pr11" draw:text-style-name="P8" draw:layer="layout" svg:width="10.328cm" svg:height="3.809cm" svg:x="3.594cm" svg:y="3.857cm" presentation:class="title" presentation:user-transformed="true">
          <draw:text-box>
            <text:p text:style-name="P1"><text:span text:style-name="T9">Wait(x)</text:span></text:p>
          </draw:text-box>
        </draw:frame>
        <draw:frame draw:name="Content Placeholder 2" presentation:style-name="pr12" draw:text-style-name="P8" draw:layer="layout" svg:width="15.192cm" svg:height="13.593cm" svg:x="15.052cm" svg:y="2.728cm" presentation:class="outline" presentation:user-transformed="true">
          <draw:text-box>
            <text:p text:style-name="P13"><text:span text:style-name="T10">Wait(2);</text:span></text:p>
            <text:p text:style-name="P13"><text:span text:style-name="T10">=&gt;</text:span></text:p>
            <text:p text:style-name="P13"><text:span text:style-name="T10">Wait(1.5);</text:span></text:p>
            <text:p text:style-name="P13"><text:span text:style-name="T10">=&gt;</text:span></text:p>
          </draw:text-box>
        </draw:frame>
        <draw:frame draw:name="Text Placeholder 3" presentation:style-name="pr13" draw:text-style-name="P12" draw:layer="layout" svg:width="10.328cm" svg:height="6.772cm" svg:x="3.594cm" svg:y="8.42cm" presentation:class="outline" presentation:user-transformed="true">
          <draw:text-box>
            <text:list text:style-name="L2">
              <text:list-item>
                <text:p text:style-name="P11"><text:span text:style-name="T7">Väntar i  x antal sekunder innan koden fortsätter exikveras.</text:span></text:p>
              </text:list-item>
              <text:list-item>
                <text:p text:style-name="P11"><text:span text:style-name="T7">X kan vara både en Integer och en Floa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nt(x)" draw:style-name="dp1" draw:master-page-name="Content_20_with_20_Caption">
        <office:forms form:automatic-focus="false" form:apply-design-mode="false"/>
        <draw:frame draw:name="Title 1" presentation:style-name="pr11" draw:text-style-name="P8" draw:layer="layout" svg:width="10.328cm" svg:height="3.809cm" svg:x="3.594cm" svg:y="3.857cm" presentation:class="title" presentation:user-transformed="true">
          <draw:text-box>
            <text:p text:style-name="P1"><text:span text:style-name="T9">Print(x)</text:span></text:p>
          </draw:text-box>
        </draw:frame>
        <draw:frame draw:name="Content Placeholder 2" presentation:style-name="pr12" draw:text-style-name="P8" draw:layer="layout" svg:width="15.192cm" svg:height="13.593cm" svg:x="15.052cm" svg:y="2.728cm" presentation:class="outline" presentation:user-transformed="true">
          <draw:text-box>
            <text:p text:style-name="P13"><text:span text:style-name="T10">Print("Hello World");</text:span></text:p>
            <text:p text:style-name="P13"><text:span text:style-name="T10">=&gt; Hello World</text:span></text:p>
            <text:p text:style-name="P13"><text:span text:style-name="T10">Print(7);</text:span></text:p>
            <text:p text:style-name="P13"><text:span text:style-name="T10">=&gt; 7</text:span></text:p>
            <text:p text:style-name="P13"><text:span text:style-name="T10">Print(33.33);</text:span></text:p>
            <text:p text:style-name="P13"><text:span text:style-name="T10">=&gt; 33.33</text:span></text:p>
            <text:p text:style-name="P13"><text:span text:style-name="T10">Print(True);</text:span></text:p>
            <text:p text:style-name="P13"><text:span text:style-name="T10">=&gt; true</text:span></text:p>
          </draw:text-box>
        </draw:frame>
        <draw:frame draw:name="Text Placeholder 3" presentation:style-name="pr13" draw:text-style-name="P12" draw:layer="layout" svg:width="10.328cm" svg:height="6.772cm" svg:x="3.594cm" svg:y="8.42cm" presentation:class="outline" presentation:user-transformed="true">
          <draw:text-box>
            <text:list text:style-name="L2">
              <text:list-item>
                <text:p text:style-name="P11"><text:span text:style-name="T7">Skriver ut x i terminalen.</text:span></text:p>
              </text:list-item>
              <text:list-item>
                <text:p text:style-name="P11"><text:span text:style-name="T7">X får vara av typen Integer, Float, String eller Bool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i(start, stop)&#10;Randf(start, stop)" draw:style-name="dp1" draw:master-page-name="Content_20_with_20_Caption">
        <office:forms form:automatic-focus="false" form:apply-design-mode="false"/>
        <draw:frame draw:name="Title 1" presentation:style-name="pr16" draw:text-style-name="P8" draw:layer="layout" svg:width="11.9cm" svg:height="3.809cm" svg:x="3.594cm" svg:y="3.857cm" presentation:class="title" presentation:user-transformed="true">
          <draw:text-box>
            <text:p text:style-name="P14"><text:span text:style-name="T9">Randi(start, stop)</text:span><text:span text:style-name="T9"><text:line-break/></text:span><text:span text:style-name="T11">Randf(start, stop)</text:span></text:p>
          </draw:text-box>
        </draw:frame>
        <draw:frame draw:name="Content Placeholder 2" presentation:style-name="pr12" draw:text-style-name="P8" draw:layer="layout" svg:width="15.192cm" svg:height="13.593cm" svg:x="15.052cm" svg:y="2.728cm" presentation:class="outline" presentation:user-transformed="true">
          <draw:text-box>
            <text:p text:style-name="P13"><text:span text:style-name="T10">Randi(1, 10);</text:span></text:p>
            <text:p text:style-name="P13"><text:span text:style-name="T10">Randf(1.5, 10.5);</text:span></text:p>
          </draw:text-box>
        </draw:frame>
        <draw:frame draw:name="Text Placeholder 3" presentation:style-name="pr13" draw:text-style-name="P12" draw:layer="layout" svg:width="10.328cm" svg:height="6.772cm" svg:x="3.594cm" svg:y="8.42cm" presentation:class="outline" presentation:user-transformed="true">
          <draw:text-box>
            <text:list text:style-name="L2">
              <text:list-item>
                <text:p text:style-name="P11"><text:span text:style-name="T7">Skapar en slumpad Integer/float mellan start och stop.</text:span></text:p>
              </text:list-item>
              <text:list-item>
                <text:p text:style-name="P11"><text:span text:style-name="T7">Inkluderar start men inte stop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urn" draw:style-name="dp1" draw:master-page-name="Content_20_with_20_Caption">
        <office:forms form:automatic-focus="false" form:apply-design-mode="false"/>
        <draw:frame draw:name="Title 1" presentation:style-name="pr11" draw:text-style-name="P8" draw:layer="layout" svg:width="10.328cm" svg:height="3.809cm" svg:x="3.594cm" svg:y="3.857cm" presentation:class="title" presentation:user-transformed="true">
          <draw:text-box>
            <text:p text:style-name="P1"><text:span text:style-name="T9">Return</text:span></text:p>
          </draw:text-box>
        </draw:frame>
        <draw:frame draw:name="Content Placeholder 2" presentation:style-name="pr12" draw:text-style-name="P8" draw:layer="layout" svg:width="15.192cm" svg:height="13.593cm" svg:x="15.052cm" svg:y="2.728cm" presentation:class="outline" presentation:user-transformed="true">
          <draw:text-box>
            <text:p text:style-name="P13"><text:span text:style-name="T10">Init foo(Integer a, Integer b){</text:span></text:p>
            <text:p text:style-name="P13"><text:span text:style-name="T10">    </text:span><text:span text:style-name="T10">Return a+b;</text:span></text:p>
            <text:p text:style-name="P13"><text:span text:style-name="T10">    </text:span><text:span text:style-name="T10">//Kod här körs aldrig</text:span></text:p>
            <text:p text:style-name="P13"><text:span text:style-name="T10">}</text:span></text:p>
            <text:p text:style-name="P13"><text:span text:style-name="T10">foo(3, 4);</text:span></text:p>
            <text:p text:style-name="P13"><text:span text:style-name="T10">=&gt; 7</text:span></text:p>
          </draw:text-box>
        </draw:frame>
        <draw:frame draw:name="Text Placeholder 3" presentation:style-name="pr13" draw:text-style-name="P12" draw:layer="layout" svg:width="10.328cm" svg:height="6.772cm" svg:x="3.594cm" svg:y="8.42cm" presentation:class="outline" presentation:user-transformed="true">
          <draw:text-box>
            <text:list text:style-name="L2">
              <text:list-item>
                <text:p text:style-name="P11"><text:span text:style-name="T7">Returnerar ett värde, kod efter en Return kommer inte köras.</text:span></text:p>
              </text:list-item>
              <text:list-item>
                <text:p text:style-name="P11"><text:span text:style-name="T8">Return går att använda för att returnera från funktioner men även script. 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f-satser" draw:style-name="dp1" draw:master-page-name="Content_20_with_20_Caption">
        <office:forms form:automatic-focus="false" form:apply-design-mode="false"/>
        <draw:frame draw:name="Title 1" presentation:style-name="pr11" draw:text-style-name="P8" draw:layer="layout" svg:width="10.328cm" svg:height="3.809cm" svg:x="3.594cm" svg:y="3.857cm" presentation:class="title" presentation:user-transformed="true">
          <draw:text-box>
            <text:p text:style-name="P1"><text:span text:style-name="T9">If-satser</text:span></text:p>
          </draw:text-box>
        </draw:frame>
        <draw:frame draw:name="Content Placeholder 2" presentation:style-name="pr12" draw:text-style-name="P8" draw:layer="layout" svg:width="15.192cm" svg:height="13.593cm" svg:x="15.052cm" svg:y="2.728cm" presentation:class="outline" presentation:user-transformed="true">
          <draw:text-box>
            <text:p text:style-name="P13"><text:span text:style-name="T10">If(random == 3) {</text:span></text:p>
            <text:p text:style-name="P13"><text:span text:style-name="T10">     </text:span><text:span text:style-name="T10">//Fall 1.</text:span></text:p>
            <text:p text:style-name="P13"><text:span text:style-name="T10">} </text:span></text:p>
            <text:p text:style-name="P13"><text:span text:style-name="T10"/></text:p>
            <text:p text:style-name="P13"><text:span text:style-name="T10">If(random == 4) {</text:span></text:p>
            <text:p text:style-name="P13"><text:span text:style-name="T10">        </text:span><text:span text:style-name="T10">//Fall 1.</text:span></text:p>
            <text:p text:style-name="P13"><text:span text:style-name="T10">    </text:span><text:span text:style-name="T10">} Else {</text:span></text:p>
            <text:p text:style-name="P13"><text:span text:style-name="T10">        </text:span><text:span text:style-name="T10">//Fall 2.</text:span></text:p>
            <text:p text:style-name="P13"><text:span text:style-name="T10">    </text:span><text:span text:style-name="T10">}</text:span></text:p>
          </draw:text-box>
        </draw:frame>
        <draw:frame draw:name="Text Placeholder 3" presentation:style-name="pr13" draw:text-style-name="P12" draw:layer="layout" svg:width="10.328cm" svg:height="6.772cm" svg:x="3.594cm" svg:y="8.42cm" presentation:class="outline" presentation:user-transformed="true">
          <draw:text-box>
            <text:list text:style-name="L2">
              <text:list-item>
                <text:p text:style-name="P11"><text:span text:style-name="T7">Inspirerade av C++ och Javascript.</text:span></text:p>
              </text:list-item>
              <text:list-item>
                <text:p text:style-name="P11"><text:span text:style-name="T7">Kan vara en If-sats eller en If-Else-sats</text:span></text:p>
              </text:list-item>
            </text:list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ile-loop " draw:style-name="dp1" draw:master-page-name="Content_20_with_20_Caption">
        <office:forms form:automatic-focus="false" form:apply-design-mode="false"/>
        <draw:frame draw:name="Title 1" presentation:style-name="pr11" draw:text-style-name="P8" draw:layer="layout" svg:width="10.328cm" svg:height="3.809cm" svg:x="3.594cm" svg:y="3.857cm" presentation:class="title" presentation:user-transformed="true">
          <draw:text-box>
            <text:p text:style-name="P1"><text:span text:style-name="T12">While-loop </text:span></text:p>
          </draw:text-box>
        </draw:frame>
        <draw:frame draw:name="Content Placeholder 2" presentation:style-name="pr12" draw:text-style-name="P8" draw:layer="layout" svg:width="15.192cm" svg:height="13.593cm" svg:x="15.052cm" svg:y="2.728cm" presentation:class="outline" presentation:user-transformed="true">
          <draw:text-box>
            <text:p text:style-name="P13"><text:span text:style-name="T10">While(cond){</text:span></text:p>
            <text:p text:style-name="P13"><text:span text:style-name="T10">    </text:span><text:span text:style-name="T10">//Block</text:span></text:p>
            <text:p text:style-name="P13"><text:span text:style-name="T10">}</text:span></text:p>
          </draw:text-box>
        </draw:frame>
        <draw:frame draw:name="Text Placeholder 3" presentation:style-name="pr13" draw:text-style-name="P12" draw:layer="layout" svg:width="10.328cm" svg:height="6.772cm" svg:x="3.594cm" svg:y="8.42cm" presentation:class="outline" presentation:user-transformed="true">
          <draw:text-box>
            <text:list text:style-name="L2">
              <text:list-item>
                <text:p text:style-name="P11"><text:span text:style-name="T7">While-loop som kör ett block tills vilkoret blir False</text:span></text:p>
              </text:list-item>
            </text:list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lektion" draw:style-name="dp1" draw:master-page-name="Section_20_Header">
        <office:forms form:automatic-focus="false" form:apply-design-mode="false"/>
        <draw:frame draw:name="Title 1" presentation:style-name="pr4" draw:text-style-name="P7" draw:layer="layout" svg:width="22.662cm" svg:height="5.062cm" svg:x="5.597cm" svg:y="4.868cm" presentation:class="title" presentation:user-transformed="true">
          <draw:text-box>
            <text:p text:style-name="P1"><text:span text:style-name="T3">Reflektion</text:span></text:p>
          </draw:text-box>
        </draw:frame>
        <draw:frame draw:name="Text Placeholder 2" presentation:style-name="pr10" draw:text-style-name="P8" draw:layer="layout" svg:width="22.662cm" svg:height="2.651cm" svg:x="5.597cm" svg:y="10.68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lektion" draw:style-name="dp1" draw:master-page-name="Two_20_Content" presentation:presentation-page-layout-name="AL3T3">
        <office:forms form:automatic-focus="false" form:apply-design-mode="false"/>
        <draw:frame draw:name="Title 1" presentation:style-name="pr17" draw:text-style-name="P7" draw:layer="layout" svg:width="26.669cm" svg:height="3.621cm" svg:x="3.598cm" svg:y="2.728cm" presentation:class="title" presentation:user-transformed="true">
          <draw:text-box>
            <text:p text:style-name="P1"><text:span text:style-name="T3">Reflektion</text:span></text:p>
          </draw:text-box>
        </draw:frame>
        <draw:frame draw:name="Content Placeholder 2" presentation:style-name="pr18" draw:text-style-name="P8" xml:id="id1" draw:id="id1" draw:layer="layout" svg:width="13.105cm" svg:height="9.194cm" svg:x="3.607cm" svg:y="7.112cm" presentation:class="outline" presentation:user-transformed="true">
          <draw:text-box>
            <text:p text:style-name="P15"><text:span text:style-name="T4">Positivt</text:span></text:p>
            <text:list text:style-name="L2">
              <text:list-item>
                <text:p text:style-name="P16"><text:span text:style-name="T4">Klassimplementation utan BNF</text:span></text:p>
              </text:list-item>
              <text:list-item>
                <text:p text:style-name="P16"><text:span text:style-name="T4">Parprogrammering</text:span></text:p>
              </text:list-item>
              <text:list-item>
                <text:p text:style-name="P16"><text:span text:style-name="T4">Eget arbete</text:span></text:p>
              </text:list-item>
            </text:list>
            <text:p text:style-name="P16"><text:span text:style-name="T4"/></text:p>
          </draw:text-box>
        </draw:frame>
        <draw:frame draw:name="Content Placeholder 3" presentation:style-name="pr18" draw:text-style-name="P8" draw:layer="layout" svg:width="13.105cm" svg:height="9.194cm" svg:x="17.17cm" svg:y="7.112cm" presentation:class="outline" presentation:user-transformed="true">
          <draw:text-box>
            <text:p xml:id="id2" text:id="id2" text:style-name="P15"><text:span text:style-name="T4">Negativt</text:span></text:p>
            <text:list text:style-name="L2">
              <text:list-item>
                <text:p xml:id="id3" text:id="id3" text:style-name="P16"><text:span text:style-name="T4">Förarbete</text:span></text:p>
              </text:list-item>
            </text:list>
            <text:list text:style-name="L4">
              <text:list-item>
                <text:list>
                  <text:list-item>
                    <text:p xml:id="id4" text:id="id4" text:style-name="P17"><text:span text:style-name="T10">BNF</text:span></text:p>
                  </text:list-item>
                  <text:list-item>
                    <text:p xml:id="id5" text:id="id5" text:style-name="P17"><text:span text:style-name="T10">Tidsplanering</text:span></text:p>
                  </text:list-item>
                  <text:list-item>
                    <text:p xml:id="id6" text:id="id6" text:style-name="P17"><text:span text:style-name="T10">Struktur</text:span></text:p>
                  </text:list-item>
                </text:list>
              </text:list-item>
            </text:list>
            <text:p text:style-name="P16"><text:span text:style-name="T4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rågor eller Demo?" draw:style-name="dp1" draw:master-page-name="Section_20_Header">
        <office:forms form:automatic-focus="false" form:apply-design-mode="false"/>
        <draw:frame draw:name="Title 1" presentation:style-name="pr4" draw:text-style-name="P7" draw:layer="layout" svg:width="22.662cm" svg:height="5.062cm" svg:x="5.597cm" svg:y="4.868cm" presentation:class="title" presentation:user-transformed="true">
          <draw:text-box>
            <text:p text:style-name="P1"><text:span text:style-name="T3">Frågor eller Demo?</text:span></text:p>
          </draw:text-box>
        </draw:frame>
        <draw:frame draw:name="Text Placeholder 2" presentation:style-name="pr10" draw:text-style-name="P8" draw:layer="layout" svg:width="22.662cm" svg:height="2.651cm" svg:x="5.597cm" svg:y="10.68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Garamond1" svg:font-family="Garamond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78000000438BD1E6B6F0CF47C74.jpg" xlink:type="simple" xlink:show="embed" xlink:actuate="onLoad"/>
    <draw:fill-image draw:name="msFillBitmap_20_2" draw:display-name="msFillBitmap 2" xlink:href="Pictures/100000000000078000000438BD1E6B6F0CF47C74.jpg" xlink:type="simple" xlink:show="embed" xlink:actuate="onLoad"/>
    <draw:fill-image draw:name="msFillBitmap_20_3" draw:display-name="msFillBitmap 3" xlink:href="Pictures/100000000000078000000438BD1E6B6F0CF47C74.jpg" xlink:type="simple" xlink:show="embed" xlink:actuate="onLoad"/>
    <draw:fill-image draw:name="msFillBitmap_20_4" draw:display-name="msFillBitmap 4" xlink:href="Pictures/100000000000078000000438BD1E6B6F0CF47C74.jpg" xlink:type="simple" xlink:show="embed" xlink:actuate="onLoad"/>
    <draw:fill-image draw:name="msFillBitmap_20_5" draw:display-name="msFillBitmap 5" xlink:href="Pictures/100000000000078000000438BD1E6B6F0CF47C7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background" style:display-name="Content with Capti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shrink-to-fit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with_20_Caption-outline2" style:display-name="Content with Caption-outline2" style:family="presentation" style:parent-style-name="Content_20_with_20_Capti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with_20_Caption-outline3" style:display-name="Content with Caption-outline3" style:family="presentation" style:parent-style-name="Content_20_with_20_Capti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with_20_Caption-outline4" style:display-name="Content with Caption-outline4" style:family="presentation" style:parent-style-name="Content_20_with_20_Capti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Garamond1" fo:font-family="Garamond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Section_20_Header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ntent_20_with_20_Caption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6" style:family="presentation" style:parent-style-name="Content_20_with_20_Caption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7" style:family="presentation" style:parent-style-name="Content_20_with_20_Caption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8" style:family="presentation" style:parent-style-name="Content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Content_20_with_20_Capti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2" style:family="presentation" style:parent-style-name="Two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2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5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3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9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aramon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262626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262626" style:text-line-through-style="none" style:text-line-through-type="none" style:text-position="0% 100%" style:font-name="Garamon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262626" style:text-line-through-style="none" style:text-line-through-type="none" style:text-position="0% 100%" style:font-name="Garamond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3992a" fo:font-size="11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3992a" fo:font-size="11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3992a" fo:font-size="11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3992a" fo:font-size="11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3992a" fo:font-size="11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3992a" fo:font-size="11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3992a" fo:font-size="11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3992a" fo:font-size="11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6" drawooo:display="printer">
        <draw:frame draw:name="Picture 7" draw:style-name="Mgr3" draw:text-style-name="MP5" draw:layer="layout" svg:width="33.857cm" svg:height="19.044cm" svg:x="0cm" svg:y="0cm">
          <draw:image xlink:href="Pictures/10000201000007800000043882D9955C5A6A507F.png" xlink:type="simple" xlink:show="embed" xlink:actuate="onLoad">
            <text:p/>
          </draw:image>
        </draw:frame>
        <draw:custom-shape draw:name="Rectangle 8" draw:style-name="Mgr4" draw:text-style-name="MP5" draw:layer="layout" svg:width="30.479cm" svg:height="15.662cm" svg:x="1.689cm" svg:y="1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5" draw:layer="layout" svg:width="2.158cm" svg:height="1.684cm" svg:x="-0.044cm" svg:y="8.761cm">
          <draw:image xlink:href="Pictures/10000201000000750000005BE9CE7BFDBFBD2515.png" xlink:type="simple" xlink:show="embed" xlink:actuate="onLoad">
            <text:p/>
          </draw:image>
        </draw:frame>
        <draw:frame draw:name="Picture 10" draw:style-name="Mgr3" draw:text-style-name="MP5" draw:layer="layout" svg:width="2.158cm" svg:height="1.684cm" svg:x="31.769cm" svg:y="8.761cm">
          <draw:image xlink:href="Pictures/10000201000000750000005BE9CE7BFDBFBD2515.png" xlink:type="simple" xlink:show="embed" xlink:actuate="onLoad">
            <text:p/>
          </draw:image>
        </draw:frame>
      </draw:g>
      <draw:g draw:name="Group 6">
        <draw:frame draw:name="Picture 15" draw:style-name="Mgr3" draw:text-style-name="MP5" draw:layer="layout" svg:width="33.857cm" svg:height="19.044cm" svg:x="0cm" svg:y="0cm">
          <draw:image xlink:href="Pictures/100002010000078000000438D5C6D15A1B3F6847.png" xlink:type="simple" xlink:show="embed" xlink:actuate="onLoad">
            <text:p/>
          </draw:image>
        </draw:frame>
        <draw:custom-shape draw:name="Rectangle 25" draw:style-name="Mgr4" draw:text-style-name="MP5" draw:layer="layout" svg:width="20.954cm" svg:height="10.653cm" svg:x="6.468cm" svg:y="4.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Mgr3" draw:text-style-name="MP5" draw:layer="layout" svg:width="6.882cm" svg:height="1.701cm" svg:x="-0.047cm" svg:y="8.743cm">
          <draw:image xlink:href="Pictures/10000201000001700000005B36601FC8B3D281FA.png" xlink:type="simple" xlink:show="embed" xlink:actuate="onLoad">
            <text:p/>
          </draw:image>
        </draw:frame>
        <draw:frame draw:name="Picture 19" draw:style-name="Mgr3" draw:text-style-name="MP5" draw:layer="layout" svg:width="6.882cm" svg:height="1.701cm" svg:x="27.045cm" svg:y="8.743cm">
          <draw:image xlink:href="Pictures/10000201000001700000005B36601FC8B3D281FA.png" xlink:type="simple" xlink:show="embed" xlink:actuate="onLoad">
            <text:p/>
          </draw:image>
        </draw:frame>
      </draw:g>
      <draw:frame draw:name="Title 1" presentation:style-name="Mpr1" draw:text-style-name="MP7" draw:layer="backgroundobjects" svg:width="18.931cm" svg:height="4.209cm" svg:x="7.479cm" svg:y="5.19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2.492cm" svg:height="0.775cm" svg:x="22.176cm" svg:y="13.994cm" presentation:class="date-time" presentation:user-transformed="true">
        <draw:text-box>
          <text:p text:style-name="MP8"><text:span text:style-name="MT3"><text:date style:data-style-name="D1" text:date-value="2018-05-21">5/21/18</text:date></text:span></text:p>
        </draw:text-box>
      </draw:frame>
      <draw:frame draw:name="Footer Placeholder 4" presentation:style-name="Mpr2" draw:text-style-name="MP9" draw:layer="backgroundobjects" svg:width="14.484cm" svg:height="0.775cm" svg:x="7.479cm" svg:y="13.994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1.53cm" svg:height="0.775cm" svg:x="24.88cm" svg:y="13.99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line draw:name="Straight Connector 14" draw:style-name="Mgr5" draw:text-style-name="MP5" draw:layer="backgroundobjects" svg:x1="7.478cm" svg:y1="9.783cm" svg:x2="26.411cm" svg:y2="9.784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g draw:name="Group 6">
        <draw:frame draw:name="Picture 7" draw:style-name="Mgr3" draw:text-style-name="MP5" draw:layer="layout" svg:width="33.857cm" svg:height="19.044cm" svg:x="0cm" svg:y="0cm">
          <draw:image xlink:href="Pictures/10000201000007800000043882D9955C5A6A507F.png" xlink:type="simple" xlink:show="embed" xlink:actuate="onLoad">
            <text:p/>
          </draw:image>
        </draw:frame>
        <draw:custom-shape draw:name="Rectangle 8" draw:style-name="Mgr4" draw:text-style-name="MP5" draw:layer="layout" svg:width="30.479cm" svg:height="15.662cm" svg:x="1.689cm" svg:y="1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5" draw:layer="layout" svg:width="2.158cm" svg:height="1.684cm" svg:x="-0.044cm" svg:y="8.761cm">
          <draw:image xlink:href="Pictures/10000201000000750000005B5A52BFA4555E4911.png" xlink:type="simple" xlink:show="embed" xlink:actuate="onLoad">
            <text:p/>
          </draw:image>
        </draw:frame>
        <draw:frame draw:name="Picture 10" draw:style-name="Mgr3" draw:text-style-name="MP5" draw:layer="layout" svg:width="2.158cm" svg:height="1.684cm" svg:x="31.769cm" svg:y="8.761cm">
          <draw:image xlink:href="Pictures/10000201000000750000005BE9CE7BFDBFBD2515.png" xlink:type="simple" xlink:show="embed" xlink:actuate="onLoad">
            <text:p/>
          </draw:image>
        </draw:frame>
      </draw:g>
      <draw:frame draw:name="Title 1" presentation:style-name="Mpr5" draw:text-style-name="MP10" draw:layer="backgroundobjects" svg:width="22.662cm" svg:height="5.062cm" svg:x="5.597cm" svg:y="4.868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Text Placeholder 2" presentation:style-name="Mpr6" draw:text-style-name="MP13" draw:layer="backgroundobjects" svg:width="22.662cm" svg:height="2.651cm" svg:x="5.597cm" svg:y="10.683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Edit </text:span><text:span text:style-name="MT5">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4.444cm" svg:height="0.775cm" svg:x="24.104cm" svg:y="16.581cm" presentation:class="date-time" presentation:user-transformed="true">
        <draw:text-box>
          <text:p text:style-name="MP8"><text:span text:style-name="MT3"><text:date style:data-style-name="D1" text:date-value="2018-05-21">5/21/18</text:date></text:span></text:p>
        </draw:text-box>
      </draw:frame>
      <draw:frame draw:name="Footer Placeholder 4" presentation:style-name="Mpr7" draw:text-style-name="MP9" draw:layer="backgroundobjects" svg:width="20.293cm" svg:height="0.775cm" svg:x="3.598cm" svg:y="16.581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1.506cm" svg:height="0.775cm" svg:x="28.761cm" svg:y="16.58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line draw:name="Straight Connector 15" draw:style-name="Mgr5" draw:text-style-name="MP5" draw:layer="backgroundobjects" svg:x1="5.59cm" svg:y1="10.307cm" svg:x2="28.266cm" svg:y2="10.308cm">
        <text:p/>
      </draw:lin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3">
      <draw:g draw:name="Group 6">
        <draw:frame draw:name="Picture 7" draw:style-name="Mgr3" draw:text-style-name="MP5" draw:layer="layout" svg:width="33.857cm" svg:height="19.044cm" svg:x="0cm" svg:y="0cm">
          <draw:image xlink:href="Pictures/10000201000007800000043882D9955C5A6A507F.png" xlink:type="simple" xlink:show="embed" xlink:actuate="onLoad">
            <text:p/>
          </draw:image>
        </draw:frame>
        <draw:custom-shape draw:name="Rectangle 8" draw:style-name="Mgr4" draw:text-style-name="MP5" draw:layer="layout" svg:width="30.479cm" svg:height="15.662cm" svg:x="1.689cm" svg:y="1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5" draw:layer="layout" svg:width="2.158cm" svg:height="1.684cm" svg:x="-0.044cm" svg:y="8.761cm">
          <draw:image xlink:href="Pictures/10000201000000750000005BCD49BC01A3D3DCF3.png" xlink:type="simple" xlink:show="embed" xlink:actuate="onLoad">
            <text:p/>
          </draw:image>
        </draw:frame>
        <draw:frame draw:name="Picture 10" draw:style-name="Mgr3" draw:text-style-name="MP5" draw:layer="layout" svg:width="2.158cm" svg:height="1.684cm" svg:x="31.769cm" svg:y="8.761cm">
          <draw:image xlink:href="Pictures/10000201000000750000005BA836651D7CA5BB27.png" xlink:type="simple" xlink:show="embed" xlink:actuate="onLoad">
            <text:p/>
          </draw:image>
        </draw:frame>
      </draw:g>
      <draw:line draw:name="Straight Connector 6" draw:style-name="Mgr5" draw:text-style-name="MP5" draw:layer="backgroundobjects" svg:x1="3.878cm" svg:y1="6.726cm" svg:x2="30.009cm" svg:y2="6.727cm">
        <text:p/>
      </draw:line>
      <draw:frame draw:name="Title 1" presentation:style-name="Mpr10" draw:text-style-name="MP10" draw:layer="backgroundobjects" svg:width="26.669cm" svg:height="3.621cm" svg:x="3.598cm" svg:y="2.728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11" draw:text-style-name="MP13" draw:layer="backgroundobjects" svg:width="26.669cm" svg:height="9.218cm" svg:x="3.598cm" svg:y="7.103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Edit </text:span><text:span text:style-name="MT6">Master text styles</text:span></text:p>
                                      <text:list>
                                        <text:list-item>
                                          <text:p text:style-name="MP14"><text:span text:style-name="MT7">Second level</text:span></text:p>
                                          <text:list>
                                            <text:list-item>
                                              <text:p text:style-name="MP14"><text:span text:style-name="MT8">Third level</text:span></text:p>
                                              <text:list>
                                                <text:list-item>
                                                  <text:p text:style-name="MP15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9" draw:layer="backgroundobjects" svg:width="4.444cm" svg:height="0.775cm" svg:x="24.104cm" svg:y="16.581cm" presentation:class="date-time" presentation:user-transformed="true">
        <draw:text-box>
          <text:p text:style-name="MP8"><text:span text:style-name="MT3"><text:date style:data-style-name="D1" text:date-value="2018-05-21">5/21/18</text:date></text:span></text:p>
        </draw:text-box>
      </draw:frame>
      <draw:frame draw:name="Footer Placeholder 4" presentation:style-name="Mpr12" draw:text-style-name="MP9" draw:layer="backgroundobjects" svg:width="20.293cm" svg:height="0.775cm" svg:x="3.598cm" svg:y="16.581cm" presentation:class="footer" presentation:user-transformed="true">
        <draw:text-box>
          <text:p/>
        </draw:text-box>
      </draw:frame>
      <draw:frame draw:name="Slide Number Placeholder 5" presentation:style-name="Mpr12" draw:text-style-name="MP9" draw:layer="backgroundobjects" svg:width="1.506cm" svg:height="0.775cm" svg:x="28.761cm" svg:y="16.58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4">
      <draw:g draw:name="Group 6">
        <draw:frame draw:name="Picture 7" draw:style-name="Mgr3" draw:text-style-name="MP5" draw:layer="layout" svg:width="33.857cm" svg:height="19.044cm" svg:x="0cm" svg:y="0cm">
          <draw:image xlink:href="Pictures/10000201000007800000043882D9955C5A6A507F.png" xlink:type="simple" xlink:show="embed" xlink:actuate="onLoad">
            <text:p/>
          </draw:image>
        </draw:frame>
        <draw:custom-shape draw:name="Rectangle 8" draw:style-name="Mgr4" draw:text-style-name="MP5" draw:layer="layout" svg:width="30.479cm" svg:height="15.662cm" svg:x="1.689cm" svg:y="1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5" draw:layer="layout" svg:width="2.158cm" svg:height="1.684cm" svg:x="-0.044cm" svg:y="8.761cm">
          <draw:image xlink:href="Pictures/10000201000000750000005BD66ED95085C25154.png" xlink:type="simple" xlink:show="embed" xlink:actuate="onLoad">
            <text:p/>
          </draw:image>
        </draw:frame>
        <draw:frame draw:name="Picture 10" draw:style-name="Mgr3" draw:text-style-name="MP5" draw:layer="layout" svg:width="2.158cm" svg:height="1.684cm" svg:x="31.769cm" svg:y="8.761cm">
          <draw:image xlink:href="Pictures/10000201000000750000005BCD49BC01A3D3DCF3.png" xlink:type="simple" xlink:show="embed" xlink:actuate="onLoad">
            <text:p/>
          </draw:image>
        </draw:frame>
      </draw:g>
      <draw:frame draw:name="Title 1" presentation:style-name="Mpr15" draw:text-style-name="MP13" draw:layer="backgroundobjects" svg:width="10.328cm" svg:height="3.809cm" svg:x="3.594cm" svg:y="3.857cm" presentation:class="title" presentation:user-transformed="true">
        <draw:text-box>
          <text:p text:style-name="MP6"><text:span text:style-name="MT6">Click to edit Master title style</text:span></text:p>
        </draw:text-box>
      </draw:frame>
      <draw:frame draw:name="Content Placeholder 2" presentation:style-name="Mpr16" draw:text-style-name="MP13" draw:layer="backgroundobjects" svg:width="15.192cm" svg:height="13.593cm" svg:x="15.052cm" svg:y="2.728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Edit </text:span><text:span text:style-name="MT6">Master text styles</text:span></text:p>
                                      <text:list>
                                        <text:list-item>
                                          <text:p text:style-name="MP14"><text:span text:style-name="MT7">Second level</text:span></text:p>
                                          <text:list>
                                            <text:list-item>
                                              <text:p text:style-name="MP14"><text:span text:style-name="MT8">Third level</text:span></text:p>
                                              <text:list>
                                                <text:list-item>
                                                  <text:p text:style-name="MP15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7" draw:text-style-name="MP18" draw:layer="backgroundobjects" svg:width="10.328cm" svg:height="6.772cm" svg:x="3.594cm" svg:y="8.42cm" presentation:class="outline" presentation:user-transformed="true">
        <draw:text-box>
          <text:list text:style-name="ML3">
            <text:list-item>
              <text:p text:style-name="MP11"><text:span text:style-name="MT9">Click to edit the outline text format</text:span></text:p>
              <text:list>
                <text:list-item>
                  <text:p text:style-name="MP11"><text:span text:style-name="MT9">Second Outline Level</text:span></text:p>
                  <text:list>
                    <text:list-item>
                      <text:p text:style-name="MP11"><text:span text:style-name="MT9">Third Outline Level</text:span></text:p>
                      <text:list>
                        <text:list-item>
                          <text:p text:style-name="MP11"><text:span text:style-name="MT9">Fourth Outline Level</text:span></text:p>
                          <text:list>
                            <text:list-item>
                              <text:p text:style-name="MP11"><text:span text:style-name="MT9">Fifth Outline Level</text:span></text:p>
                              <text:list>
                                <text:list-item>
                                  <text:p text:style-name="MP11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9">Seventh Outline LevelEdit Master text styles</text:span></text:p>
        </draw:text-box>
      </draw:frame>
      <draw:frame draw:name="Date Placeholder 4" presentation:style-name="Mpr18" draw:text-style-name="MP9" draw:layer="backgroundobjects" svg:width="4.444cm" svg:height="0.775cm" svg:x="24.104cm" svg:y="16.581cm" presentation:class="date-time" presentation:user-transformed="true">
        <draw:text-box>
          <text:p text:style-name="MP8"><text:span text:style-name="MT3"><text:date style:data-style-name="D1" text:date-value="2018-05-21">5/21/18</text:date></text:span></text:p>
        </draw:text-box>
      </draw:frame>
      <draw:frame draw:name="Footer Placeholder 5" presentation:style-name="Mpr18" draw:text-style-name="MP9" draw:layer="backgroundobjects" svg:width="20.293cm" svg:height="0.775cm" svg:x="3.598cm" svg:y="16.581cm" presentation:class="footer" presentation:user-transformed="true">
        <draw:text-box>
          <text:p/>
        </draw:text-box>
      </draw:frame>
      <draw:frame draw:name="Slide Number Placeholder 6" presentation:style-name="Mpr18" draw:text-style-name="MP9" draw:layer="backgroundobjects" svg:width="1.506cm" svg:height="0.775cm" svg:x="28.761cm" svg:y="16.58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line draw:name="Straight Connector 15" draw:style-name="Mgr5" draw:text-style-name="MP5" draw:layer="backgroundobjects" svg:x1="3.878cm" svg:y1="8.09cm" svg:x2="13.64cm" svg:y2="8.091cm">
        <text:p/>
      </draw:line>
      <presentation:notes style:page-layout-name="PM0">
        <draw:page-thumbnail presentation:style-name="Content_20_with_20_Caption-title" draw:layer="backgroundobjects" svg:width="19.798cm" svg:height="11.136cm" svg:x="0.6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5">
      <draw:g draw:name="Group 6">
        <draw:frame draw:name="Picture 7" draw:style-name="Mgr3" draw:text-style-name="MP5" draw:layer="layout" svg:width="33.857cm" svg:height="19.044cm" svg:x="0cm" svg:y="0cm">
          <draw:image xlink:href="Pictures/10000201000007800000043882D9955C5A6A507F.png" xlink:type="simple" xlink:show="embed" xlink:actuate="onLoad">
            <text:p/>
          </draw:image>
        </draw:frame>
        <draw:custom-shape draw:name="Rectangle 8" draw:style-name="Mgr4" draw:text-style-name="MP5" draw:layer="layout" svg:width="30.479cm" svg:height="15.662cm" svg:x="1.689cm" svg:y="1.6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5" draw:layer="layout" svg:width="2.158cm" svg:height="1.684cm" svg:x="-0.044cm" svg:y="8.761cm">
          <draw:image xlink:href="Pictures/10000201000000750000005B6F74567427EE4BA2.png" xlink:type="simple" xlink:show="embed" xlink:actuate="onLoad">
            <text:p/>
          </draw:image>
        </draw:frame>
        <draw:frame draw:name="Picture 10" draw:style-name="Mgr3" draw:text-style-name="MP5" draw:layer="layout" svg:width="2.158cm" svg:height="1.684cm" svg:x="31.769cm" svg:y="8.761cm">
          <draw:image xlink:href="Pictures/10000201000000750000005B6F74567427EE4BA2.png" xlink:type="simple" xlink:show="embed" xlink:actuate="onLoad">
            <text:p/>
          </draw:image>
        </draw:frame>
      </draw:g>
      <draw:line draw:name="Straight Connector 7" draw:style-name="Mgr5" draw:text-style-name="MP5" draw:layer="backgroundobjects" svg:x1="3.878cm" svg:y1="6.726cm" svg:x2="30.009cm" svg:y2="6.727cm">
        <text:p/>
      </draw:line>
      <draw:frame draw:name="Title 1" presentation:style-name="Mpr21" draw:text-style-name="MP10" draw:layer="backgroundobjects" svg:width="26.669cm" svg:height="3.621cm" svg:x="3.598cm" svg:y="2.728cm" presentation:class="title" presentation:user-transformed="true">
        <draw:text-box>
          <text:p text:style-name="MP6"><text:span text:style-name="MT4">Click to edit Master title style</text:span></text:p>
        </draw:text-box>
      </draw:frame>
      <draw:frame draw:name="Content Placeholder 2" presentation:style-name="Mpr22" draw:text-style-name="MP13" draw:layer="backgroundobjects" svg:width="13.105cm" svg:height="9.194cm" svg:x="3.607cm" svg:y="7.112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Edit </text:span><text:span text:style-name="MT6">Master text styles</text:span></text:p>
                                      <text:list>
                                        <text:list-item>
                                          <text:p text:style-name="MP14"><text:span text:style-name="MT7">Second level</text:span></text:p>
                                          <text:list>
                                            <text:list-item>
                                              <text:p text:style-name="MP14"><text:span text:style-name="MT8">Third level</text:span></text:p>
                                              <text:list>
                                                <text:list-item>
                                                  <text:p text:style-name="MP15"><text:span text:style-name="MT9">Fourth level</text:span></text:p>
                                                </text:list-item>
                                                <text:list-item>
                                                  <text:p text:style-name="MP16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2" draw:text-style-name="MP13" draw:layer="backgroundobjects" svg:width="13.105cm" svg:height="9.194cm" svg:x="17.17cm" svg:y="7.112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6">Seve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3" draw:text-style-name="MP9" draw:layer="backgroundobjects" svg:width="4.444cm" svg:height="0.775cm" svg:x="24.104cm" svg:y="16.581cm" presentation:class="date-time" presentation:user-transformed="true">
        <draw:text-box>
          <text:p text:style-name="MP8"><text:span text:style-name="MT3"><text:date style:data-style-name="D1" text:date-value="2018-05-21">5/21/18</text:date></text:span></text:p>
        </draw:text-box>
      </draw:frame>
      <draw:frame draw:name="Footer Placeholder 5" presentation:style-name="Mpr23" draw:text-style-name="MP9" draw:layer="backgroundobjects" svg:width="20.293cm" svg:height="0.775cm" svg:x="3.598cm" svg:y="16.581cm" presentation:class="footer" presentation:user-transformed="true">
        <draw:text-box>
          <text:p/>
        </draw:text-box>
      </draw:frame>
      <draw:frame draw:name="Slide Number Placeholder 6" presentation:style-name="Mpr23" draw:text-style-name="MP9" draw:layer="backgroundobjects" svg:width="1.506cm" svg:height="0.775cm" svg:x="28.761cm" svg:y="16.581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 </meta:initial-creator>
    <meta:editing-cycles>45</meta:editing-cycles>
    <dc:date>2018-05-21T15:32:25.943133177</dc:date>
    <meta:generator>LibreOffice/5.1.6.2$Linux_X86_64 LibreOffice_project/10m0$Build-2</meta:generator>
    <meta:editing-duration>PT28M4S</meta:editing-duration>
    <meta:document-statistic meta:object-count="17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